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text-properties fo:language="fr" fo:country="FR" officeooo:rsid="00172760" officeooo:paragraph-rsid="00172760"/>
    </style:style>
    <style:style style:name="P15" style:family="paragraph" style:parent-style-name="Text_20_body">
      <style:paragraph-properties fo:break-before="page"/>
      <style:text-properties fo:language="fr" fo:country="FR" officeooo:rsid="00172760" officeooo:paragraph-rsid="0018fca6"/>
    </style:style>
    <style:style style:name="P16" style:family="paragraph" style:parent-style-name="Text_20_body">
      <style:text-properties fo:language="fr" fo:country="FR" officeooo:rsid="001b51e2" officeooo:paragraph-rsid="001b51e2"/>
    </style:style>
    <style:style style:name="P17" style:family="paragraph" style:parent-style-name="Text_20_body">
      <style:text-properties fo:language="fr" fo:country="FR" officeooo:rsid="001b51e2" officeooo:paragraph-rsid="001dc3be"/>
    </style:style>
    <style:style style:name="P18" style:family="paragraph" style:parent-style-name="Standard">
      <style:text-properties fo:language="fr" fo:country="FR" officeooo:rsid="0022fc9c" officeooo:paragraph-rsid="0022fc9c"/>
    </style:style>
    <style:style style:name="P19" style:family="paragraph" style:parent-style-name="Text_20_body">
      <style:text-properties officeooo:rsid="001ab978" officeooo:paragraph-rsid="001ab978"/>
    </style:style>
    <style:style style:name="P20" style:family="paragraph" style:parent-style-name="Text_20_body">
      <style:paragraph-properties fo:break-before="page"/>
      <style:text-properties officeooo:rsid="001b51e2" officeooo:paragraph-rsid="001b51e2"/>
    </style:style>
    <style:style style:name="P21" style:family="paragraph" style:parent-style-name="Text_20_body">
      <style:text-properties officeooo:rsid="001b51e2" officeooo:paragraph-rsid="001b51e2"/>
    </style:style>
    <style:style style:name="P22" style:family="paragraph" style:parent-style-name="Standard">
      <style:text-properties officeooo:rsid="0022fc9c" officeooo:paragraph-rsid="0022fc9c"/>
    </style:style>
    <style:style style:name="P23" style:family="paragraph" style:parent-style-name="Standard" style:list-style-name="L1">
      <style:text-properties fo:language="fr" fo:country="FR" officeooo:rsid="0022fc9c" officeooo:paragraph-rsid="0022fc9c"/>
    </style:style>
    <style:style style:name="P24" style:family="paragraph" style:parent-style-name="Text_20_body" style:list-style-name="L2">
      <style:text-properties fo:language="fr" fo:country="FR" officeooo:rsid="0013d14b" officeooo:paragraph-rsid="0013d14b"/>
    </style:style>
    <style:style style:name="P25" style:family="paragraph" style:parent-style-name="Text_20_body" style:list-style-name="L3">
      <style:text-properties fo:language="fr" fo:country="FR"/>
    </style:style>
    <style:style style:name="P26" style:family="paragraph" style:parent-style-name="Text_20_body" style:list-style-name="L3">
      <style:text-properties fo:language="fr" fo:country="FR" officeooo:paragraph-rsid="00321e7b"/>
    </style:style>
    <style:style style:name="P27" style:family="paragraph" style:parent-style-name="Text_20_body" style:list-style-name="L4">
      <style:text-properties fo:language="fr" fo:country="FR" officeooo:paragraph-rsid="0015b8c0"/>
    </style:style>
    <style:style style:name="P28" style:family="paragraph" style:parent-style-name="Text_20_body">
      <style:text-properties fo:language="fr" fo:country="FR" officeooo:rsid="001b51e2" officeooo:paragraph-rsid="00162034"/>
    </style:style>
    <style:style style:name="P29" style:family="paragraph" style:parent-style-name="Text_20_body" style:list-style-name="L5">
      <style:text-properties fo:language="fr" fo:country="FR" officeooo:rsid="002a93f3" officeooo:paragraph-rsid="002a93f3"/>
    </style:style>
    <style:style style:name="P30" style:family="paragraph" style:parent-style-name="Text_20_body" style:list-style-name="L3">
      <style:text-properties fo:language="fr" fo:country="FR" officeooo:rsid="002a93f3" officeooo:paragraph-rsid="00321e7b"/>
    </style:style>
    <style:style style:name="P31" style:family="paragraph" style:parent-style-name="Text_20_body" style:list-style-name="L3">
      <style:text-properties fo:language="fr" fo:country="FR" officeooo:rsid="00321e7b" officeooo:paragraph-rsid="00321e7b"/>
    </style:style>
    <style:style style:name="P32" style:family="paragraph" style:parent-style-name="Text_20_body" style:list-style-name="L6">
      <style:text-properties officeooo:rsid="001742f6" officeooo:paragraph-rsid="001742f6"/>
    </style:style>
    <style:style style:name="P33" style:family="paragraph" style:parent-style-name="Text_20_body" style:list-style-name="L6">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e document contient des exemples d’exercices à adapter.</text:p>
      <text:p text:style-name="P18"/>
      <text:p text:style-name="P18">Il est utilisé :</text:p>
      <text:list text:style-name="L1">
        <text:list-item>
          <text:p text:style-name="P23">dans les tests automatisés ;</text:p>
        </text:list-item>
        <text:list-item>
          <text:p text:style-name="P23">pour communiquer <text:s/>au sujet des procédures d’extraction et adaptation.</text:p>
        </text:list-item>
      </text:list>
      <text:p text:style-name="P22"><text:span text:style-name="T8"/></text:p>
      <text:p text:style-name="P18">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p text:style-name="P17"><text:span text:style-name="T7">S</text:span>élection de mots <text:span text:style-name="T7">avec </text:span>deux <text:span text:style-name="T6">catégories</text:span>.</text:p>
      <text:list text:style-name="L2">
        <text:list-item>
          <text:p text:style-name="P24">Choisir le type d’adaptation : « Sélection de mots »</text:p>
        </text:list-item>
        <text:list-item>
          <text:p text:style-name="P24"><text:span text:style-name="T9">Cliquer sur la deuxième couleur </text:span><text:span text:style-name="T12">dans « Couleurs utilisables »</text:span></text:p>
        </text:list-item>
        <text:list-item>
          <text:p text:style-name="P24">Sélectionner la consigne dans le PDF</text:p>
        </text:list-item>
        <text:list-item>
          <text:p text:style-name="P24"><text:span text:style-name="T3">Idem pour</text:span> l’énoncé</text:p>
        </text:list-item>
        <text:list-item>
          <text:p text:style-name="P24">Dans la consigne, sélectionner « verbe » puis cliquer sur le bouton <text:span text:style-name="T9">de la première couleur</text:span></text:p>
        </text:list-item>
        <text:list-item>
          <text:p text:style-name="P24">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p text:style-name="P16">Simple QCM.</text:p>
      <text:list text:style-name="L3">
        <text:list-item>
          <text:p text:style-name="P30">Choisir le type d’adaptation : « Choix multiple »</text:p>
        </text:list-item>
        <text:list-item>
          <text:p text:style-name="P30">Sélectionner la consigne dans le PDF</text:p>
        </text:list-item>
        <text:list-item>
          <text:p text:style-name="P30">Idem pour l’énoncé</text:p>
        </text:list-item>
        <text:list-item>
          <text:p text:style-name="P30">Cliquer sur le bouton « Choix multiples »</text:p>
        </text:list-item>
        <text:list-item>
          <text:p text:style-name="P26"><text:span text:style-name="T15">S</text:span><text:span text:style-name="T3">électionner « </text:span><text:span text:style-name="T16">alpha, bravo ou charlie </text:span><text:span text:style-name="T3">» </text:span><text:span text:style-name="T15">dans le champs « Consigne »</text:span></text:p>
        </text:list-item>
        <text:list-item>
          <text:p text:style-name="P31">Modifier le séparateur en « , »</text:p>
        </text:list-item>
        <text:list-item>
          <text:p text:style-name="P30">Cliquer sur OK</text:p>
        </text:list-item>
      </text:list>
      <text:p text:style-name="P9">Construis les noms communs féminins associés à ces verbes.</text:p>
      <text:p text:style-name="P10"/>
      <text:p text:style-name="P11">naviguer → … <text:span text:style-name="T1">▪ courir → … ▪ cuisiner→ …</text:span></text:p>
      <text:p text:style-name="P2"/>
      <text:p text:style-name="P16">Simple remplissage libre.</text:p>
      <text:list text:style-name="L4">
        <text:list-item>
          <text:p text:style-name="P27">Choisir le type d’adaptation « <text:span text:style-name="T3">Remplissage par texte libre</text:span> »</text:p>
        </text:list-item>
        <text:list-item>
          <text:p text:style-name="P27"><text:span text:style-name="T3">Choisir</text:span> le trou à remplir : « <text:span text:style-name="T2">… »</text:span></text:p>
        </text:list-item>
        <text:list-item>
          <text:p text:style-name="P27">Sélectionner la consigne dans le PDF</text:p>
        </text:list-item>
        <text:list-item>
          <text:p text:style-name="P27"><text:span text:style-name="T3">Idem pour</text:span> l’énoncé</text:p>
        </text:list-item>
      </text:list>
      <text:p text:style-name="P12">Indique le genre et le nombre 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p text:style-name="P13"><text:span text:style-name="T5">D</text:span>ouble QCM <text:span text:style-name="T13">(dans la consigne), bientôt possible.</text:span></text:p>
      <text:p text:style-name="P12">Choisis le verbe approprié dans les phrases suivantes.</text:p>
      <text:p text:style-name="P13">Vincent <text:span text:style-name="T13">(</text:span>mangez/adore/détestes<text:span text:style-name="T13">)</text:span> la grammaire.</text:p>
      <text:p text:style-name="P13">Claire <text:span text:style-name="T13">(</text:span>cuisine/dessinai/naviguez<text:span text:style-name="T13">)</text:span> très bien.</text:p>
      <text:p text:style-name="P1"/>
      <text:p text:style-name="P28">QCM avec choix dans l’énoncé.</text:p>
      <text:list text:style-name="L5">
        <text:list-item>
          <text:p text:style-name="P29">Choisir le type d’adaptation : « Choix multiple »</text:p>
        </text:list-item>
        <text:list-item>
          <text:p text:style-name="P29">Sélectionner la consigne dans le PDF</text:p>
        </text:list-item>
        <text:list-item>
          <text:p text:style-name="P29">Idem pour l’énoncé</text:p>
        </text:list-item>
        <text:list-item>
          <text:p text:style-name="P29">Cliquer sur le bouton « Choix multiples »</text:p>
        </text:list-item>
        <text:list-item>
          <text:p text:style-name="P29">Sélectionner « <text:span text:style-name="T13">(</text:span><text:span text:style-name="T14">mangez/adore/détestes</text:span><text:span text:style-name="T13">) » </text:span>dans le champ « Énoncé »</text:p>
        </text:list-item>
        <text:list-item>
          <text:p text:style-name="P29">S’assurer que les champs suivant ont la valeur attendue :</text:p>
          <text:list>
            <text:list-item>
              <text:p text:style-name="P29">« Séparateur » : « / »</text:p>
            </text:list-item>
            <text:list-item>
              <text:p text:style-name="P29">« Début » : « ( »</text:p>
            </text:list-item>
            <text:list-item>
              <text:p text:style-name="P29">« Fin » : « ) »</text:p>
            </text:list-item>
          </text:list>
        </text:list-item>
        <text:list-item>
          <text:p text:style-name="P29">Cliquer sur OK</text:p>
        </text:list-item>
      </text:list>
      <text:p text:style-name="P15">Colorie les articles en mauve et les adverbes en turquoise.</text:p>
      <text:p text:style-name="P1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p text:style-name="P19"><text:span text:style-name="T5">Sélection de mots avec c</text:span>ouleurs personnalisées.</text:p>
      <text:list text:style-name="L6">
        <text:list-item>
          <text:p text:style-name="P32">Procé<text:span text:style-name="T4">der comme pour le précédent exercice de type « Sélection de mots »</text:span></text:p>
        </text:list-item>
        <text:list-item>
          <text:p text:style-name="P33">Personnaliser les couleurs avec <text:span text:style-name="T10">un clic droit da</text:span><text:span text:style-name="T11">n</text:span><text:span text:style-name="T10">s « Couleurs utilisables »</text:span></text:p>
        </text:list-item>
      </text:list>
      <text:p text:style-name="P20">Sélectionne les voyelles.</text:p>
      <text:p text:style-name="P5">Lorem ipsum dolor sit amet, consectetur adipiscing elit.</text:p>
      <text:p text:style-name="Horizontal_20_Line"/>
      <text:p text:style-name="P21">Sélection de lettres avec une seule catégor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0-30T16:39:34.182979495</dc:date>
    <meta:editing-duration>PT5H19M9S</meta:editing-duration>
    <meta:editing-cycles>25</meta:editing-cycles>
    <meta:document-statistic meta:table-count="0" meta:image-count="0" meta:object-count="0" meta:page-count="8" meta:paragraph-count="56" meta:word-count="575" meta:character-count="3227" meta:non-whitespace-character-count="2738"/>
  </office:meta>
</office:document-meta>
</file>